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YMA TME 2</text:p>
      <text:p text:style-name="Standard"/>
      <text:p text:style-name="Standard">équipe : Yann ROPAUL</text:p>
      <text:p text:style-name="Standard"/>
      <text:p text:style-name="Standard">HOW TO TOTICE :</text:p>
      <text:p text:style-name="Standard"/>
      <text:p text:style-name="Standard">Lorsque la valeurs moyenne des acheteurs est équivalent ou plus grand que le prix moyen des vendeurs, alors il y a tout de suite plus d'accord de vente fait.</text:p>
      <text:p text:style-name="Standard">De plus si l'offre est plus élévé que la demande, alors aucun acheteur ne voudras acheter. C'est pour cela qu'aucune vente ne se fait lors du croisement courbe de vente et courbe d'achat.</text:p>
      <text:p text:style-name="Standard"/>
      <text:p text:style-name="Standard">Lorsque le vendeur est pret à acheter plus cher que ce que l'acheteur vend, alors le surplus est un bénéfice pour le vendeur. L'éfficacité est par rapport au vendeur. Du coup les acheteur se font enfumé.</text:p>
      <text:p text:style-name="Standard"/>
      <text:p text:style-name="Standard">Les volumes de ven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35S</meta:editing-duration>
    <meta:editing-cycles>3</meta:editing-cycles>
    <meta:generator>OpenOffice/4.0.0$Win32 OpenOffice.org_project/400m3$Build-9702</meta:generator>
    <dc:date>2015-09-28T12:44:32.55</dc:date>
    <meta:document-statistic meta:table-count="0" meta:image-count="0" meta:object-count="0" meta:page-count="1" meta:paragraph-count="7" meta:word-count="113" meta:character-count="616"/>
    <meta:user-defined meta:name="Info 1"/>
    <meta:user-defined meta:name="Info 2"/>
    <meta:user-defined meta:name="Info 3"/>
    <meta:user-defined meta:name="Info 4"/>
  </office:meta>
</office:document-meta>
</file>